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Rendered.getColor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Rendered.getFlav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Rendered.ImageRendered( ImageInfo info , RenderedImage red , Color transparentCol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mageRendered.getICCProfi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mageRendered.isCache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Rendered.getTransparentCol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Rendered.getRenderedIm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